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Currency" style:data-style-name="N34"/>
    <style:style style:name="ce4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5" style:family="table-cell" style:parent-style-name="Currency" style:data-style-name="N34"/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4.33916666666667cm" style:use-optimal-column-width="true"/>
    </style:style>
    <style:style style:name="co3" style:family="table-column">
      <style:table-column-properties fo:break-before="auto" style:column-width="4.683125cm" style:use-optimal-column-width="true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4.365625cm" style:use-optimal-column-width="true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5.00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y_Lists_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4">
            <text:p>Parts Available from Digi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nufacturer Part Number</text:p>
          </table:table-cell>
          <table:table-cell office:value-type="string" table:style-name="ce1">
            <text:p>Manufacturer Name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QTY</text:p>
          </table:table-cell>
          <table:table-cell office:value-type="string" table:style-name="ce1">
            <text:p>Digi-Key Part Number 1</text:p>
          </table:table-cell>
          <table:table-cell office:value-type="string" table:style-name="ce2">
            <text:p>Unit Price USD</text:p>
          </table:table-cell>
          <table:table-cell office:value-type="string" table:style-name="ce2">
            <text:p>Extended Price USD</text:p>
          </table:table-cell>
          <table:table-cell office:value-type="string" table:style-name="ce1">
            <text:p>Customer Referenc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FXTAL027945BULK</text:p>
          </table:table-cell>
          <table:table-cell office:value-type="string" table:style-name="ce1">
            <text:p>IQD Frequency Products</text:p>
          </table:table-cell>
          <table:table-cell office:value-type="string" table:style-name="ce1">
            <text:p>CRYSTAL 16.0000MHZ 22PF T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923-1788-ND</text:p>
          </table:table-cell>
          <table:table-cell office:value-type="currency" office:value="0.5" table:style-name="ce3">
            <text:p><text:s/>$0.50<text:s/></text:p>
          </table:table-cell>
          <table:table-cell office:value-type="currency" office:value="0.5" table:style-name="ce3">
            <text:p><text:s/>$0.50<text:s/></text:p>
          </table:table-cell>
          <table:table-cell office:value-type="string" table:style-name="ce1">
            <text:p><text:s/>Crys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315C220J2G5TA7303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AP CER 22PF 200V C0G/NP0 RADI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99-C315C220J2G5TA7303CT-ND</text:p>
          </table:table-cell>
          <table:table-cell office:value-type="currency" office:value="0.41" table:style-name="ce3">
            <text:p><text:s/>$0.41<text:s/></text:p>
          </table:table-cell>
          <table:table-cell office:value-type="currency" office:value="0.82" table:style-name="ce3">
            <text:p><text:s/>$0.82<text:s/></text:p>
          </table:table-cell>
          <table:table-cell office:value-type="string" table:style-name="ce1">
            <text:p><text:s/>Crystal load cap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STA 1-BULK SHORT</text:p>
          </table:table-cell>
          <table:table-cell office:value-type="string" table:style-name="ce1">
            <text:p>Bel Fuse Inc.</text:p>
          </table:table-cell>
          <table:table-cell office:value-type="string" table:style-name="ce1">
            <text:p>FUSE BRD MT 1A 250VAC 63VDC R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07-RSTA1-BULKSHORT-ND</text:p>
          </table:table-cell>
          <table:table-cell office:value-type="currency" office:value="0.43" table:style-name="ce3">
            <text:p><text:s/>$0.43<text:s/></text:p>
          </table:table-cell>
          <table:table-cell office:value-type="currency" office:value="0.43" table:style-name="ce3">
            <text:p><text:s/>$0.43<text:s/></text:p>
          </table:table-cell>
          <table:table-cell office:value-type="string" table:style-name="ce1">
            <text:p><text:s/>Fu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V-07D391KTR</text:p>
          </table:table-cell>
          <table:table-cell office:value-type="string" table:style-name="ce1">
            <text:p>Bourns Inc.</text:p>
          </table:table-cell>
          <table:table-cell office:value-type="string" table:style-name="ce1">
            <text:p>VARISTOR 390V 1.2KA DISC 7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18-MOV-07D391KTRCT-ND</text:p>
          </table:table-cell>
          <table:table-cell office:value-type="currency" office:value="0.34" table:style-name="ce3">
            <text:p><text:s/>$0.34<text:s/></text:p>
          </table:table-cell>
          <table:table-cell office:value-type="currency" office:value="0.34" table:style-name="ce3">
            <text:p><text:s/>$0.34<text:s/></text:p>
          </table:table-cell>
          <table:table-cell office:value-type="string" table:style-name="ce1">
            <text:p><text:s/>MO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1015</text:p>
          </table:table-cell>
          <table:table-cell office:value-type="string" table:style-name="ce1">
            <text:p>Talema Group LLC</text:p>
          </table:table-cell>
          <table:table-cell office:value-type="string" table:style-name="ce1">
            <text:p>CURR SENSE XFMR 15A T/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95-1097-ND</text:p>
          </table:table-cell>
          <table:table-cell office:value-type="currency" office:value="5.58" table:style-name="ce3">
            <text:p><text:s/>$5.58<text:s/></text:p>
          </table:table-cell>
          <table:table-cell office:value-type="currency" office:value="5.58" table:style-name="ce3">
            <text:p><text:s/>$5.58<text:s/></text:p>
          </table:table-cell>
          <table:table-cell office:value-type="string" table:style-name="ce1">
            <text:p><text:s/>C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AC03-3.3SK</text:p>
          </table:table-cell>
          <table:table-cell office:value-type="string" table:style-name="ce1">
            <text:p>Recom Power</text:p>
          </table:table-cell>
          <table:table-cell office:value-type="string" table:style-name="ce1">
            <text:p>AC/DC CONVERTER 3.3V 3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945-3440-ND</text:p>
          </table:table-cell>
          <table:table-cell office:value-type="currency" office:value="7.54" table:style-name="ce3">
            <text:p><text:s/>$7.54<text:s/></text:p>
          </table:table-cell>
          <table:table-cell office:value-type="currency" office:value="7.54" table:style-name="ce3">
            <text:p><text:s/>$7.54<text:s/></text:p>
          </table:table-cell>
          <table:table-cell office:value-type="string" table:style-name="ce1">
            <text:p><text:s/>PS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F14BTE10K0</text:p>
          </table:table-cell>
          <table:table-cell office:value-type="string" table:style-name="ce1">
            <text:p>Stackpole Electronics Inc</text:p>
          </table:table-cell>
          <table:table-cell office:value-type="string" table:style-name="ce1">
            <text:p>RES 10K OHM 0.1% 1/4W AXI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NF14BTE10K0CT-ND</text:p>
          </table:table-cell>
          <table:table-cell office:value-type="currency" office:value="0.61" table:style-name="ce3">
            <text:p><text:s/>$0.61<text:s/></text:p>
          </table:table-cell>
          <table:table-cell office:value-type="currency" office:value="0.61" table:style-name="ce3">
            <text:p><text:s/>$0.61<text:s/></text:p>
          </table:table-cell>
          <table:table-cell office:value-type="string" table:style-name="ce1">
            <text:p><text:s/>current-limiting resisto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R1B475KCC</text:p>
          </table:table-cell>
          <table:table-cell office:value-type="string" table:style-name="ce1">
            <text:p>TE Connectivity Passive Product</text:p>
          </table:table-cell>
          <table:table-cell office:value-type="string" table:style-name="ce1">
            <text:p>RES 475K OHM 0.1% 1/4W AXI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712-YR1B475KCCCT-ND</text:p>
          </table:table-cell>
          <table:table-cell office:value-type="currency" office:value="0.63" table:style-name="ce3">
            <text:p><text:s/>$0.63<text:s/></text:p>
          </table:table-cell>
          <table:table-cell office:value-type="currency" office:value="2.52" table:style-name="ce3">
            <text:p><text:s/>$2.52<text:s/></text:p>
          </table:table-cell>
          <table:table-cell office:value-type="string" table:style-name="ce1">
            <text:p><text:s/>voltage dividers for DC bia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R1B68R1CC</text:p>
          </table:table-cell>
          <table:table-cell office:value-type="string" table:style-name="ce1">
            <text:p>TE Connectivity Passive Product</text:p>
          </table:table-cell>
          <table:table-cell office:value-type="string" table:style-name="ce1">
            <text:p>RES 68.1 OHM 0.1% 1/4W AXI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712-YR1B68R1CCCT-ND</text:p>
          </table:table-cell>
          <table:table-cell office:value-type="currency" office:value="0.63" table:style-name="ce3">
            <text:p><text:s/>$0.63<text:s/></text:p>
          </table:table-cell>
          <table:table-cell office:value-type="currency" office:value="0.63" table:style-name="ce3">
            <text:p><text:s/>$0.63<text:s/></text:p>
          </table:table-cell>
          <table:table-cell office:value-type="string" table:style-name="ce1">
            <text:p>CT burde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FP-25BRD52-270R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RES 270 OHM 0.1% 1/4W AXI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70ADCT-ND</text:p>
          </table:table-cell>
          <table:table-cell office:value-type="currency" office:value="0.71" table:style-name="ce3">
            <text:p><text:s/>$0.71<text:s/></text:p>
          </table:table-cell>
          <table:table-cell office:value-type="currency" office:value="0.71" table:style-name="ce3">
            <text:p><text:s/>$0.71<text:s/></text:p>
          </table:table-cell>
          <table:table-cell office:value-type="string" table:style-name="ce1">
            <text:p><text:s/>Voltage sampling burde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14JT1K00</text:p>
          </table:table-cell>
          <table:table-cell office:value-type="string" table:style-name="ce1">
            <text:p>Stackpole Electronics Inc</text:p>
          </table:table-cell>
          <table:table-cell office:value-type="string" table:style-name="ce1">
            <text:p>RES 1K OHM 5% 1/4W AXI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F14JT1K00CT-ND</text:p>
          </table:table-cell>
          <table:table-cell office:value-type="currency" office:value="0.1" table:style-name="ce3">
            <text:p><text:s/>$0.10<text:s/></text:p>
          </table:table-cell>
          <table:table-cell office:value-type="currency" office:value="0.2" table:style-name="ce3">
            <text:p><text:s/>$0.20<text:s/></text:p>
          </table:table-cell>
          <table:table-cell office:value-type="string" table:style-name="ce2">
            <text:p><text:s/>ADC-protecting resisto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14JT10K0</text:p>
          </table:table-cell>
          <table:table-cell office:value-type="string" table:style-name="ce1">
            <text:p>Stackpole Electronics Inc</text:p>
          </table:table-cell>
          <table:table-cell office:value-type="string" table:style-name="ce1">
            <text:p>RES 10K OHM 5% 1/4W AXI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F14JT10K0CT-ND</text:p>
          </table:table-cell>
          <table:table-cell office:value-type="currency" office:value="0.1" table:style-name="ce3">
            <text:p><text:s/>$0.10<text:s/></text:p>
          </table:table-cell>
          <table:table-cell office:value-type="currency" office:value="0.2" table:style-name="ce3">
            <text:p><text:s/>$0.20<text:s/></text:p>
          </table:table-cell>
          <table:table-cell office:value-type="string" table:style-name="ce1">
            <text:p><text:s/>SEL and RST Pullup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0905-2</text:p>
          </table:table-cell>
          <table:table-cell office:value-type="string" table:style-name="ce1">
            <text:p>TE Connectivity AMP Connectors</text:p>
          </table:table-cell>
          <table:table-cell office:value-type="string" table:style-name="ce1">
            <text:p>CONN QC RCPT 14-16AWG 0.2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0904CT-ND</text:p>
          </table:table-cell>
          <table:table-cell office:value-type="currency" office:value="0.47" table:style-name="ce3">
            <text:p><text:s/>$0.47<text:s/></text:p>
          </table:table-cell>
          <table:table-cell office:value-type="currency" office:value="0.94" table:style-name="ce3">
            <text:p><text:s/>$0.94<text:s/></text:p>
          </table:table-cell>
          <table:table-cell office:value-type="string" table:style-name="ce2">
            <text:p><text:s/>AMP connectors for Polycase prong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320C104K5R5TA7317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AP CER 0.1UF 50V X7R RADI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99-14036-1-ND</text:p>
          </table:table-cell>
          <table:table-cell office:value-type="currency" office:value="0.21" table:style-name="ce3">
            <text:p><text:s/>$0.21<text:s/></text:p>
          </table:table-cell>
          <table:table-cell office:value-type="currency" office:value="0.84" table:style-name="ce3">
            <text:p><text:s/>$0.84<text:s/></text:p>
          </table:table-cell>
          <table:table-cell office:value-type="string" table:style-name="ce2">
            <text:p><text:s/>.1uf caps for decoupling and autores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MEGA328-AU</text:p>
          </table:table-cell>
          <table:table-cell office:value-type="string" table:style-name="ce1">
            <text:p>Microchip Technology</text:p>
          </table:table-cell>
          <table:table-cell office:value-type="string" table:style-name="ce1">
            <text:p>IC MCU 8BIT 32KB FLASH 32TQF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MEGA328-AU-ND</text:p>
          </table:table-cell>
          <table:table-cell office:value-type="currency" office:value="2.42" table:style-name="ce3">
            <text:p><text:s/>$2.42<text:s/></text:p>
          </table:table-cell>
          <table:table-cell office:value-type="currency" office:value="2.42" table:style-name="ce3">
            <text:p><text:s/>$2.42<text:s/></text:p>
          </table:table-cell>
          <table:table-cell office:value-type="string" table:style-name="ce1">
            <text:p><text:s/>MC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EA-GA1C100H</text:p>
          </table:table-cell>
          <table:table-cell office:value-type="string" table:style-name="ce1">
            <text:p>Panasonic Electronic Components</text:p>
          </table:table-cell>
          <table:table-cell office:value-type="string" table:style-name="ce1">
            <text:p>CAP ALUM 10UF 20% 16V RADI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15787CT-ND</text:p>
          </table:table-cell>
          <table:table-cell office:value-type="currency" office:value="0.25" table:style-name="ce3">
            <text:p><text:s/>$0.25<text:s/></text:p>
          </table:table-cell>
          <table:table-cell office:value-type="currency" office:value="0.75" table:style-name="ce3">
            <text:p><text:s/>$0.75<text:s/></text:p>
          </table:table-cell>
          <table:table-cell office:value-type="string" table:style-name="ce2">
            <text:p>for PSU, transceiver, and DC bias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602-406HLF</text:p>
          </table:table-cell>
          <table:table-cell office:value-type="string" table:style-name="ce1">
            <text:p>Amphenol ICC (FCI)</text:p>
          </table:table-cell>
          <table:table-cell office:value-type="string" table:style-name="ce1">
            <text:p>CONN HEADER VERT 6POS 2.54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09-4934-ND</text:p>
          </table:table-cell>
          <table:table-cell office:value-type="currency" office:value="0.27" table:style-name="ce3">
            <text:p><text:s/>$0.27<text:s/></text:p>
          </table:table-cell>
          <table:table-cell office:value-type="currency" office:value="0.27" table:style-name="ce3">
            <text:p><text:s/>$0.27<text:s/></text:p>
          </table:table-cell>
          <table:table-cell office:value-type="string" table:style-name="ce1">
            <text:p>ISP Head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300611121</text:p>
          </table:table-cell>
          <table:table-cell office:value-type="string" table:style-name="ce1">
            <text:p>Würth Elektronik</text:p>
          </table:table-cell>
          <table:table-cell office:value-type="string" table:style-name="ce1">
            <text:p>CONN HEADER VERT 6POS 2.54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32-5319-ND</text:p>
          </table:table-cell>
          <table:table-cell office:value-type="currency" office:value="0.35" table:style-name="ce3">
            <text:p><text:s/>$0.35<text:s/></text:p>
          </table:table-cell>
          <table:table-cell office:value-type="currency" office:value="0.35" table:style-name="ce3">
            <text:p><text:s/>$0.35<text:s/></text:p>
          </table:table-cell>
          <table:table-cell office:value-type="string" table:style-name="ce2">
            <text:p>Serial programming head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8W-X2/03</text:p>
          </table:table-cell>
          <table:table-cell office:value-type="string" table:style-name="ce2">
            <text:p>Qualtek</text:p>
          </table:table-cell>
          <table:table-cell office:value-type="string" table:style-name="ce2">
            <text:p>PWR ENT RCPT NEMA5-15 PANEL Q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227-ND</text:p>
          </table:table-cell>
          <table:table-cell office:value-type="currency" office:value="1.32" table:style-name="ce3">
            <text:p><text:s/>$1.32<text:s/></text:p>
          </table:table-cell>
          <table:table-cell office:value-type="currency" office:value="1.32" table:style-name="ce3">
            <text:p><text:s/>$1.32<text:s/></text:p>
          </table:table-cell>
          <table:table-cell office:value-type="string" table:style-name="ce2">
            <text:p>Outlet receptacl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Other Par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Binneker</text:p>
          </table:table-cell>
          <table:table-cell office:value-type="string" table:style-name="ce2">
            <text:p>14 Gauge Silicone 14 AWG Stranded Wire 400 Strands Tinned Copp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ttps://www.amazon.com/dp/B07X3FZ31B/ref=dp_iou_view_item?ie=UTF8&amp;th=1</text:p>
          </table:table-cell>
          <table:table-cell office:value-type="currency" office:value="1" table:style-name="ce3">
            <text:p><text:s/>$1.00<text:s/></text:p>
          </table:table-cell>
          <table:table-cell office:value-type="currency" office:value="1" table:style-name="ce3">
            <text:p><text:s/>$1.00<text:s/></text:p>
          </table:table-cell>
          <table:table-cell office:value-type="string" table:style-name="ce2">
            <text:p>Mains outlet hookup wir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M2425T13XNT</text:p>
          </table:table-cell>
          <table:table-cell office:value-type="string" table:style-name="ce2">
            <text:p>Polycase</text:p>
          </table:table-cell>
          <table:table-cell office:value-type="string" table:style-name="ce2">
            <text:p>PM2425 AC Wall Plug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https://www.polycase.com/pm2425</text:p>
          </table:table-cell>
          <table:table-cell office:value-type="currency" office:value="6.09" table:style-name="ce3">
            <text:p><text:s/>$6.09<text:s/></text:p>
          </table:table-cell>
          <table:table-cell office:value-type="currency" office:value="6.09" table:style-name="ce3">
            <text:p><text:s/>$6.09<text:s/></text:p>
          </table:table-cell>
          <table:table-cell office:value-type="string" table:style-name="ce2">
            <text:p>Wall plug enclosur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FM69CW 433mhz</text:p>
          </table:table-cell>
          <table:table-cell office:value-type="string" table:style-name="ce2">
            <text:p>HopeRF</text:p>
          </table:table-cell>
          <table:table-cell office:value-type="string" table:style-name="ce1">
            <text:p>RFM69CW 433mhz transceiver - 13dBm transmit po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lowpowerlab.com/shop/product/155</text:p>
          </table:table-cell>
          <table:table-cell office:value-type="currency" office:value="5.95" table:style-name="ce3">
            <text:p><text:s/>$5.95<text:s/></text:p>
          </table:table-cell>
          <table:table-cell office:value-type="currency" office:value="5.95" table:style-name="ce3">
            <text:p><text:s/>$5.95<text:s/></text:p>
          </table:table-cell>
          <table:table-cell office:value-type="string" table:style-name="ce2">
            <text:p>Transceiver<text:s/></text:p>
          </table:table-cell>
          <table:table-cell table:number-columns-repeated="16376"/>
        </table:table-row>
        <table:table-row table:style-name="ro1">
          <table:table-cell office:value-type="float" office:value="4394" table:style-name="ce1">
            <text:p>4394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Simple spring antenna 433MH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adafruit.com/product/4394</text:p>
          </table:table-cell>
          <table:table-cell office:value-type="currency" office:value="0.95" table:style-name="ce5">
            <text:p><text:s/>$0.95<text:s/></text:p>
          </table:table-cell>
          <table:table-cell office:value-type="currency" office:value="0.95" table:style-name="ce5">
            <text:p><text:s/>$0.95<text:s/></text:p>
          </table:table-cell>
          <table:table-cell office:value-type="string" table:style-name="ce2">
            <text:p>Transceiver antenna (or use a wire whip)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currency" office:value="40.960000000000008" table:formula="of:=SUM([.G3:.G27])" table:style-name="ce3">
            <text:p><text:s/>$40.96<text:s/></text:p>
          </table:table-cell>
          <table:table-cell table:number-columns-repeated="16377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1</meta:generator>
    <dc:creator>Brandon Baldock</dc:creator>
    <meta:creation-date>2023-08-26T20:03:54Z</meta:creation-date>
    <dc:date>2023-08-27T02:02:20Z</dc:date>
  </office:meta>
</office:document-meta>
</file>